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margin-left="1in" fo:margin-right="0in" fo:text-indent="0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1.2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1pt" style:font-size-asian="11pt" style:font-size-complex="11pt"/>
    </style:style>
    <style:style style:name="P5" style:family="paragraph" style:parent-style-name="Standard">
      <style:paragraph-properties fo:margin-left="0.5in" fo:margin-right="0in" fo:text-indent="0.5in" style:auto-text-indent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keep-with-next="always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.5in" style:auto-text-indent="false"/>
    </style:style>
    <style:style style:name="P10" style:family="paragraph" style:parent-style-name="Standard">
      <style:paragraph-properties fo:margin-left="0.5in" fo:margin-right="0in" fo:text-indent="0.5in" style:auto-text-indent="false" fo:keep-with-next="always"/>
    </style:style>
    <style:style style:name="P11" style:family="paragraph" style:parent-style-name="Standard">
      <style:paragraph-properties fo:keep-with-next="always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font-size="11pt" fo:font-weight="bold" style:font-size-asian="11pt" style:font-weight-asian="bold" style:font-size-complex="11pt"/>
    </style:style>
    <style:style style:name="P15" style:family="paragraph" style:parent-style-name="Standard">
      <style:text-properties fo:font-size="11pt" fo:font-weight="bold" officeooo:paragraph-rsid="0019991c" style:font-size-asian="11pt" style:font-weight-asian="bold" style:font-size-complex="11pt"/>
    </style:style>
    <style:style style:name="P16" style:family="paragraph" style:parent-style-name="Standard">
      <style:paragraph-properties fo:margin-left="0.5in" fo:margin-right="0in" fo:text-indent="0.5in" style:auto-text-indent="false"/>
      <style:text-properties fo:font-size="11pt" fo:font-weight="bold" officeooo:paragraph-rsid="0019991c" style:font-size-asian="11pt" style:font-weight-asian="bold" style:font-size-complex="11pt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fo:margin-left="1in" fo:margin-right="0in" fo:text-indent="0in" style:auto-text-indent="false" fo:keep-with-next="always"/>
      <style:text-properties fo:font-size="11pt" style:font-size-asian="11pt" style:font-size-complex="11pt"/>
    </style:style>
    <style:style style:name="P19" style:family="paragraph" style:parent-style-name="Standard">
      <style:paragraph-properties fo:margin-left="1in" fo:margin-right="0in" fo:text-indent="0in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2">
      <style:paragraph-properties fo:margin-left="1.25in" fo:margin-right="0in" fo:text-indent="-0.25in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.5in" fo:margin-right="0in" fo:text-indent="0.5in" style:auto-text-indent="false"/>
      <style:text-properties fo:font-size="11pt" style:font-size-asian="11pt" style:font-size-complex="11pt"/>
    </style:style>
    <style:style style:name="P22" style:family="paragraph" style:parent-style-name="Standard">
      <style:text-properties fo:font-size="11pt" officeooo:paragraph-rsid="0019991c" style:font-size-asian="11pt" style:font-size-complex="11pt"/>
    </style:style>
    <style:style style:name="P23" style:family="paragraph" style:parent-style-name="Standard" style:list-style-name="WWNum4">
      <style:paragraph-properties fo:margin-left="1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24" style:family="paragraph" style:parent-style-name="Standard" style:list-style-name="WWNum3">
      <style:paragraph-properties fo:margin-left="1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L2">
      <style:paragraph-properties fo:margin-left="1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26" style:family="paragraph" style:parent-style-name="Standard" style:list-style-name="L2">
      <style:paragraph-properties fo:margin-left="1.25in" fo:margin-right="-0.3126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lways"/>
    </style:style>
    <style:style style:name="P27" style:family="paragraph" style:parent-style-name="Standard" style:list-style-name="WWNum3">
      <style:paragraph-properties fo:margin-left="1.25in" fo:margin-right="0in" fo:margin-top="0in" fo:margin-bottom="0in" style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8" style:family="paragraph" style:parent-style-name="Standard" style:list-style-name="WWNum2">
      <style:paragraph-properties fo:margin-left="1.25in" fo:margin-right="0in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 fo:keep-with-next="always"/>
    </style:style>
    <style:style style:name="P30" style:family="paragraph" style:parent-style-name="Standard">
      <style:text-properties officeooo:paragraph-rsid="0019991c"/>
    </style:style>
    <style:style style:name="P31" style:family="paragraph" style:parent-style-name="Standard">
      <style:paragraph-properties fo:margin-left="1in" fo:margin-right="0in" fo:text-indent="0in" style:auto-text-indent="false"/>
      <style:text-properties officeooo:paragraph-rsid="0019991c"/>
    </style:style>
    <style:style style:name="P32" style:family="paragraph" style:parent-style-name="Standard">
      <style:paragraph-properties fo:margin-left="0.5in" fo:margin-right="0in" fo:text-indent="0.5in" style:auto-text-indent="false"/>
      <style:text-properties officeooo:paragraph-rsid="0019991c"/>
    </style:style>
    <style:style style:name="P33" style:family="paragraph" style:parent-style-name="Standard">
      <style:paragraph-properties fo:keep-with-next="always"/>
      <style:text-properties officeooo:paragraph-rsid="0019991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b1c4e" style:font-size-asian="11pt" style:font-size-complex="11pt"/>
    </style:style>
    <style:style style:name="T3" style:family="text">
      <style:text-properties fo:font-size="11pt" officeooo:rsid="001d62b7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19991c" style:font-size-asian="11pt" style:font-weight-asian="bold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0000" loext:opacity="100%" fo:font-size="11pt" style:text-underline-style="none" style:font-size-asian="11pt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/>
      <text:p text:style-name="P1">Connor Geshan</text:p>
      <text:p text:style-name="P2"/>
      <text:p text:style-name="P7"><text:span text:style-name="T1"><text:s text:c="3"/></text:span><text:a xlink:type="simple" xlink:href="mailto:connorgeshan@gmail.com" text:style-name="ListLabel_20_37" text:visited-style-name="ListLabel_20_37"><text:span text:style-name="T8">connorgeshan@gmail.com</text:span></text:a><text:span text:style-name="T1"> <text:s text:c="4"/><text:tab/><text:tab/> <text:s text:c="6"/>(703) 408-5718 <text:tab/><text:tab/><text:tab/> <text:s text:c="8"/>cgeshan.github.io</text:span></text:p>
      <text:p text:style-name="P2"/>
      <text:p text:style-name="P29"><text:span text:style-name="T5">Summary</text:span><text:span text:style-name="T4"><text:tab/></text:span><text:span text:style-name="T1">I am a highly motivated and detail-oriented Engineer with a strong passion </text:span></text:p>
      <text:p text:style-name="P18"><text:bookmark text:name="_heading=h.dey0oxxd0o10"/>for programming. I am actively seeking a full-time position where I can leverage my Mechanical Engineering foundation and programming skills in a software role. </text:p>
      <text:p text:style-name="P3"><text:s text:c="3"/></text:p>
      <text:p text:style-name="P11"><text:bookmark text:name="_heading=h.30j0zll1"/><text:span text:style-name="T4">Skills<text:tab/><text:tab/>Programming:</text:span><text:span text:style-name="T1"> C++ (including OpenGL), Python, CMake, Git,</text:span><text:span text:style-name="T2"> ROS</text:span></text:p>
      <text:p text:style-name="P11"><text:span text:style-name="T1"><text:tab/><text:tab/></text:span><text:span text:style-name="T4">Engineering Software:</text:span><text:span text:style-name="T1"> SolidWorks, NX, MATLAB, LabVIEW </text:span></text:p>
      <text:p text:style-name="P8"><text:span text:style-name="T4">Additive Manufacturing:</text:span><text:span text:style-name="T1"> 3D Printing, CURA <text:s text:c="44"/></text:span></text:p>
      <text:p text:style-name="P2"><text:tab/><text:tab/><text:tab/><text:tab/></text:p>
      <text:p text:style-name="P11"><text:bookmark text:name="_heading=h.gjdgxs"/><text:span text:style-name="T4">Work<text:tab/><text:tab/>Research and Development Intern<text:tab/><text:tab/><text:tab/> <text:s text:c="10"/></text:span><text:span text:style-name="T1">June 2021 – August 2021</text:span></text:p>
      <text:p text:style-name="P11"><text:span text:style-name="T4">Experience<text:tab/></text:span><text:span text:style-name="T1">Callaway Golf. Carlsbad, CA</text:span></text:p>
      <text:list xml:id="list488956019" text:style-name="L2">
        <text:list-item>
          <text:p text:style-name="P26"><text:span text:style-name="T9">Utilize Python to enhance usability and efficiency of Graphical User Interfaces (GUI) </text:span></text:p>
        </text:list-item>
        <text:list-item>
          <text:p text:style-name="P25"><text:span text:style-name="T9">Design</text:span><text:span text:style-name="T1">ed and supported patent initiative for </text:span><text:span text:style-name="T9">putting alignment aid</text:span></text:p>
        </text:list-item>
        <text:list-item>
          <text:p text:style-name="P25"><text:span text:style-name="T9">Generated data manipulation Excel Sheets using Visual Basic to study the effect golf ball properties have on performance<text:line-break/></text:span></text:p>
        </text:list-item>
      </text:list>
      <text:p text:style-name="P10"><text:span text:style-name="T4">Engineering Intern<text:tab/><text:tab/><text:tab/><text:tab/><text:tab/> <text:s text:c="8"/></text:span><text:span text:style-name="T1">October 2020 – April 2021</text:span></text:p>
      <text:p text:style-name="P11"><text:span text:style-name="T1"><text:tab/><text:tab/>Callaway Golf, Chicopee, MA</text:span><text:span text:style-name="T9"><text:tab/></text:span></text:p>
      <text:list xml:id="list3652062391" text:style-name="WWNum4">
        <text:list-item>
          <text:p text:style-name="P23"><text:span text:style-name="T9">Created a</text:span><text:span text:style-name="T1">nd programmed </text:span><text:span text:style-name="T6">RFID</text:span><text:span text:style-name="T1"> based automated tracking system (Arduino)</text:span><text:span text:style-name="T9"><text:line-break/></text:span></text:p>
        </text:list-item>
      </text:list>
      <text:p text:style-name="P10"><text:span text:style-name="T4">Teacher’s Assistant </text:span><text:span text:style-name="T1">- CMU/WNEU<text:tab/><text:tab/><text:tab/> <text:s text:c="9"/>August 2019 – Present</text:span></text:p>
      <text:list xml:id="list2758426308" text:style-name="WWNum2">
        <text:list-item>
          <text:p text:style-name="P28"><text:span text:style-name="T1">Engineering Computation course based in </text:span><text:span text:style-name="T6">C++</text:span></text:p>
        </text:list-item>
      </text:list>
      <text:p text:style-name="P6"/>
      <text:p text:style-name="Standard"><text:span text:style-name="T4">Projects<text:tab/></text:span><text:span text:style-name="T6">CMU</text:span><text:span text:style-name="T1"> G.H.O.S.T. Jelly - </text:span><text:a xlink:type="simple" xlink:href="https://cgeshan.github.io/projects/Jelly.html" text:style-name="ListLabel_20_38" text:visited-style-name="ListLabel_20_38"><text:span text:style-name="T1">Biomimetic Jellyfish Soft Robo</text:span></text:a><text:span text:style-name="T3">t</text:span><text:span text:style-name="T1"> <text:s text:c="9"/>January 2023 - May 2023</text:span></text:p>
      <text:list xml:id="list231846797754655" text:continue-numbering="true" text:style-name="WWNum2">
        <text:list-item>
          <text:p text:style-name="P20">Programmed control system for electromagnetic actuation system <text:span text:style-name="T10">(Arduino)</text:span></text:p>
        </text:list-item>
        <text:list-item>
          <text:p text:style-name="P20">Won Best Overall Project at CMU Mechanical Engineering Design Expo</text:p>
        </text:list-item>
      </text:list>
      <text:p text:style-name="P9"><text:span text:style-name="T1"><text:line-break/><text:tab/></text:span><text:span text:style-name="T6">CMU</text:span><text:span text:style-name="T1"> Unoptimized - </text:span><text:a xlink:type="simple" xlink:href="https://cgeshan.github.io/projects/Blocked.html" text:style-name="ListLabel_20_38" text:visited-style-name="ListLabel_20_38"><text:span text:style-name="T1">Voxelization Application</text:span></text:a><text:span text:style-name="T1"> </text:span><text:span text:style-name="T6">(C++)</text:span><text:span text:style-name="T1"> <text:s text:c="15"/>January 2023 - May 2023</text:span></text:p>
      <text:list xml:id="list231847902555873" text:continue-numbering="true" text:style-name="WWNum2">
        <text:list-item>
          <text:p text:style-name="P20">Developed binary stl import and export functionality</text:p>
        </text:list-item>
        <text:list-item>
          <text:p text:style-name="P20">Handled all <text:span text:style-name="T10">OpenGL</text:span> rendering of stl files and voxelized structures</text:p>
        </text:list-item>
        <text:list-item>
          <text:p text:style-name="P20">Build applications user interface (<text:span text:style-name="T10">wxWidgets</text:span>) and implemented its functionality</text:p>
        </text:list-item>
        <text:list-item>
          <text:p text:style-name="P20">Assisted in depth-first search algorithm for merging voxels</text:p>
        </text:list-item>
      </text:list>
      <text:p text:style-name="P3"/>
      <text:p text:style-name="P21"><text:span text:style-name="T10">CMU</text:span> PRISM Ranger <text:tab/> <text:tab/><text:tab/><text:tab/> <text:s text:c="9"/>September 2022 - December 2022</text:p>
      <text:list xml:id="list3743189578" text:style-name="WWNum3">
        <text:list-item>
          <text:p text:style-name="P24"><text:span text:style-name="T9">Perception Deputy of Surface Mobility Team<text:line-break/></text:span></text:p>
        </text:list-item>
      </text:list>
      <text:p text:style-name="P21"><text:span text:style-name="T10">WNE</text:span> Rabbit &amp; Snitch Robot Competition<text:tab/><text:tab/> <text:s/>August 2018 – December 2019</text:p>
      <text:list xml:id="list231846582480707" text:continue-numbering="true" text:style-name="WWNum3">
        <text:list-item>
          <text:p text:style-name="P27">Developed one remote-controlled seeker robot and one autonomous avoidance robot</text:p>
        </text:list-item>
      </text:list>
      <text:p text:style-name="P4"/>
      <text:p text:style-name="P30"><text:span text:style-name="T4">Education<text:tab/>Master of Science in Mechanical Engineering<text:tab/><text:tab/><text:tab/> <text:s text:c="12"/></text:span><text:span text:style-name="T1">December 2023</text:span></text:p>
      <text:p text:style-name="P15"><text:tab/><text:tab/>Concentration in Robotics and Control Systems</text:p>
      <text:p text:style-name="P15"><text:tab/><text:tab/>GPA: 4.0/ 4.0</text:p>
      <text:p text:style-name="P22"><text:tab/><text:tab/>Carnegie Mellon University, Pittsburgh, PA</text:p>
      <text:p text:style-name="P31"><text:span text:style-name="T4">Current Courses</text:span><text:span text:style-name="T1">: Computer Vision, Bio-inspired Robotics, Humanoid Robotics, Space Robotics, AI/ML, Adv. Engineering Computation (C++)</text:span></text:p>
      <text:p text:style-name="P16"/>
      <text:p text:style-name="P32"><text:span text:style-name="T4">Bachelor of Science in Mechanical Engineering <text:tab/> <text:tab/><text:tab/> <text:s text:c="8"/></text:span><text:span text:style-name="T1">May 2022</text:span></text:p>
      <text:p text:style-name="P15"><text:tab/><text:tab/>Concentration in Mechatronics<text:tab/>Minors: Computer Science &amp; Mathematics</text:p>
      <text:p text:style-name="P30"><text:span text:style-name="T4"><text:tab/><text:tab/></text:span><text:span text:style-name="T1">Western New England</text:span><text:span text:style-name="T4"> </text:span><text:span text:style-name="T1">University, Springfield, MA<text:tab/></text:span></text:p>
      <text:p text:style-name="P33"><text:span text:style-name="T4"><text:tab/><text:tab/>Courses: </text:span><text:span text:style-name="T7">Design Mechatronics System, Electrical Energy Systems, Software Design</text:span></text:p>
      <text:p text:style-name="P30"><text:span text:style-name="T7"/></text:p>
      <text:p text:style-name="P30"><text:span text:style-name="T4">Activities<text:tab/></text:span><text:span text:style-name="T1">NCAA Athlete – Men’s Ice Hockey – Western New England<text:tab/><text:tab/> <text:s text:c="7"/>2018-20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annotation_20_text" style:display-name="annotation text" style:family="paragraph" style:parent-style-name="normal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normal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color="#000000" loext:opacity="100%" fo:font-size="11pt" style:text-underline-style="none" style:font-size-asian="11pt" style:font-size-complex="11pt"/>
    </style:style>
    <style:style style:name="ListLabel_20_38" style:display-name="ListLabel 38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Noto Sans Symbols'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Noto Sans Symbols'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Noto Sans Symbols'"/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Noto Sans Symbols'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'Courier New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6.2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0.3752in" fo:margin-left="1in" fo:margin-right="1in" style:writing-mode="lr-tb" style:layout-grid-color="#c0c0c0" style:layout-grid-lines="26193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3:01:00</meta:creation-date>
    <meta:initial-creator>chr</meta:initial-creator>
    <meta:generator>LibreOffice/7.3.7.2$Linux_X86_64 LibreOffice_project/30$Build-2</meta:generator>
    <dc:date>2023-10-13T23:18:45.675990535</dc:date>
    <meta:editing-duration>PT5M18S</meta:editing-duration>
    <meta:editing-cycles>7</meta:editing-cycles>
    <meta:document-statistic meta:table-count="0" meta:image-count="0" meta:object-count="0" meta:page-count="1" meta:paragraph-count="41" meta:word-count="351" meta:character-count="2722" meta:non-whitespace-character-count="2191"/>
    <meta:user-defined meta:name="GrammarlyDocumentId">4d37c561465ef6d5fd23001d9912e869f7d2fa8f858b1c499fc32651713e3f07</meta:user-defined>
  </office:meta>
</office:document-meta>
</file>